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 style:master-page-name="">
      <style:table-properties style:width="17cm" style:page-number="auto" fo:break-before="auto" fo:break-after="auto" table:align="left" fo:keep-with-next="auto"/>
    </style:style>
    <style:style style:name="표1.A" style:family="table-column">
      <style:table-column-properties style:column-width="4.281cm"/>
    </style:style>
    <style:style style:name="표1.B" style:family="table-column">
      <style:table-column-properties style:column-width="6.876cm"/>
    </style:style>
    <style:style style:name="표1.C" style:family="table-column">
      <style:table-column-properties style:column-width="5.844cm"/>
    </style:style>
    <style:style style:name="표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 Text" fo:font-size="10pt" fo:font-style="normal" fo:font-weight="normal" style:font-size-asian="10pt" style:font-size-complex="10pt"/>
    </style:style>
    <style:style style:name="P2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b1c1d" loext:opacity="100%" style:font-name="Google Sans" fo:font-size="10pt" fo:font-style="normal" fo:font-weight="bold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fo:keep-with-next="auto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fo:keep-with-next="auto"/>
      <style:text-properties fo:font-variant="normal" fo:text-transform="none" fo:color="#1b1c1d" loext:opacity="100%" style:font-name="Google Sans Text" fo:font-size="10pt" fo:font-style="normal" fo:font-weight="normal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orphans="2" fo:widows="2" fo:keep-with-next="auto"/>
      <style:text-properties fo:font-variant="normal" fo:text-transform="none" fo:color="#1b1c1d" loext:opacity="100%" style:font-name="Google Sans Text" fo:font-size="10pt" fo:font-style="normal" fo:font-weight="normal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variant="normal" fo:text-transform="none" fo:color="#1b1c1d" loext:opacity="100%" style:font-name="Google Sans Text" fo:font-size="10pt" fo:font-style="normal" fo:font-weight="bold" style:font-size-asian="10pt" style:font-size-complex="10pt" loext:padding="0cm" loext:border="none"/>
    </style:style>
    <style:style style:name="T2" style:family="text">
      <style:text-properties fo:font-variant="normal" fo:text-transform="none" fo:color="#575b5f" loext:opacity="100%" style:font-name="Google Sans Text" fo:font-size="10pt" fo:font-style="normal" fo:font-weight="normal" style:font-size-asian="10pt" style:font-size-complex="10pt" loext:padding="0cm" loext:border="none"/>
    </style:style>
    <style:style style:name="T3" style:family="text">
      <style:text-properties fo:font-variant="normal" fo:text-transform="none" fo:color="#1b1c1d" loext:opacity="100%" style:font-name="Google Sans Text" fo:font-size="10pt" fo:font-style="normal" fo:font-weight="normal" style:font-size-asian="10pt" style:font-size-complex="10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's the information you provided, formatted into a more structured table:</text:p>
      <text:section text:style-name="Sect1" text:name="model-response-message-contentr_e56710831d19642c">
        <text:h text:style-name="P2" text:outline-level="2">Java JAR File Control Commands on Ubuntu 24.04</text:h>
        <table:table table:name="표1" table:style-name="표1">
          <table:table-column table:style-name="표1.A"/>
          <table:table-column table:style-name="표1.B"/>
          <table:table-column table:style-name="표1.C"/>
          <table:table-row>
            <table:table-cell table:style-name="표1.A1" office:value-type="string">
              <text:p text:style-name="P3"><text:span text:style-name="Strong_20_Emphasis"><text:span text:style-name="T1">Purpose</text:span></text:span></text:p>
            </table:table-cell>
            <table:table-cell table:style-name="표1.A1" office:value-type="string">
              <text:p text:style-name="P3"><text:span text:style-name="Strong_20_Emphasis"><text:span text:style-name="T1">Command / Description</text:span></text:span></text:p>
            </table:table-cell>
            <table:table-cell table:style-name="표1.A1" office:value-type="string">
              <text:p text:style-name="P3"><text:span text:style-name="Strong_20_Emphasis"><text:span text:style-name="T1">Notes</text:span></text:span></text:p>
            </table:table-cell>
          </table:table-row>
          <table:table-row>
            <table:table-cell table:style-name="표1.A1" office:value-type="string">
              <text:p text:style-name="P4"><text:span text:style-name="Strong_20_Emphasis"><text:span text:style-name="T1">Basic Operations</text:span></text:span></text:p>
            </table:table-cell>
            <table:table-cell table:style-name="표1.A1" office:value-type="string">
              <text:p text:style-name="P5"/>
            </table:table-cell>
            <table:table-cell table:style-name="표1.A1" office:value-type="string">
              <text:p text:style-name="P5"/>
            </table:table-cell>
          </table:table-row>
          <table:table-row>
            <table:table-cell table:style-name="표1.A1" office:value-type="string">
              <text:p text:style-name="P6">Change directory</text:p>
            </table:table-cell>
            <table:table-cell table:style-name="표1.A1" office:value-type="string">
              <text:p text:style-name="P4"><text:span text:style-name="Source_20_Text"><text:span text:style-name="T2">cd /path/to/your/directory</text:span></text:span></text:p>
            </table:table-cell>
            <table:table-cell table:style-name="표1.A1" office:value-type="string">
              <text:p text:style-name="P6">Used to navigate the file system before running commands.</text:p>
            </table:table-cell>
          </table:table-row>
          <table:table-row>
            <table:table-cell table:style-name="표1.A1" office:value-type="string">
              <text:p text:style-name="P6">Make JAR file executable</text:p>
            </table:table-cell>
            <table:table-cell table:style-name="표1.A1" office:value-type="string">
              <text:p text:style-name="P4"><text:span text:style-name="Source_20_Text"><text:span text:style-name="T2">chmod +x yourfile.jar</text:span></text:span></text:p>
            </table:table-cell>
            <table:table-cell table:style-name="표1.A1" office:value-type="string">
              <text:p text:style-name="P6">Grants execute permissions to the JAR file.</text:p>
            </table:table-cell>
          </table:table-row>
          <table:table-row>
            <table:table-cell table:style-name="표1.A1" office:value-type="string">
              <text:p text:style-name="P6">Run JAR file</text:p>
            </table:table-cell>
            <table:table-cell table:style-name="표1.A1" office:value-type="string">
              <text:p text:style-name="P4"><text:span text:style-name="Source_20_Text"><text:span text:style-name="T2">java -jar yourfile.jar</text:span></text:span></text:p>
            </table:table-cell>
            <table:table-cell table:style-name="표1.A1" office:value-type="string">
              <text:p text:style-name="P6">Executes the JAR file using the default Java runtime.</text:p>
            </table:table-cell>
          </table:table-row>
          <table:table-row>
            <table:table-cell table:style-name="표1.A1" office:value-type="string">
              <text:p text:style-name="P6">Run JAR with specific Java version</text:p>
            </table:table-cell>
            <table:table-cell table:style-name="표1.A1" office:value-type="string">
              <text:p text:style-name="P4"><text:span text:style-name="Source_20_Text"><text:span text:style-name="T2">/path/to/java -jar yourfile.jar</text:span></text:span></text:p>
            </table:table-cell>
            <table:table-cell table:style-name="표1.A1" office:value-type="string">
              <text:p text:style-name="P6">Useful if you have multiple Java installations.</text:p>
            </table:table-cell>
          </table:table-row>
          <table:table-row>
            <table:table-cell table:style-name="표1.A1" office:value-type="string">
              <text:p text:style-name="P6">Run in background (nohup)</text:p>
            </table:table-cell>
            <table:table-cell table:style-name="표1.A1" office:value-type="string">
              <text:p text:style-name="P4"><text:span text:style-name="Source_20_Text"><text:span text:style-name="T2">nohup java -jar yourfile.jar &amp;</text:span></text:span></text:p>
            </table:table-cell>
            <table:table-cell table:style-name="표1.A1" office:value-type="string">
              <text:p text:style-name="P6">Allows the process to continue running after terminal closes.</text:p>
            </table:table-cell>
          </table:table-row>
          <table:table-row>
            <table:table-cell table:style-name="표1.A1" office:value-type="string">
              <text:p text:style-name="P6">List running Java processes</text:p>
            </table:table-cell>
            <table:table-cell table:style-name="표1.A1" office:value-type="string">
              <text:p text:style-name="P6">`ps aux</text:p>
            </table:table-cell>
            <table:table-cell table:style-name="표1.A1" office:value-type="string">
              <text:p text:style-name="P6">grep java`</text:p>
            </table:table-cell>
          </table:table-row>
          <table:table-row>
            <table:table-cell table:style-name="표1.A1" office:value-type="string">
              <text:p text:style-name="P6">Pass arguments to JAR</text:p>
            </table:table-cell>
            <table:table-cell table:style-name="표1.A1" office:value-type="string">
              <text:p text:style-name="P4"><text:span text:style-name="Source_20_Text"><text:span text:style-name="T2">java -jar yourfile.jar arg1 arg2</text:span></text:span></text:p>
            </table:table-cell>
            <table:table-cell table:style-name="표1.A1" office:value-type="string">
              <text:p text:style-name="P4"><text:span text:style-name="Source_20_Text"><text:span text:style-name="T2">arg1</text:span></text:span><text:span text:style-name="T3">, </text:span><text:span text:style-name="Source_20_Text"><text:span text:style-name="T2">arg2</text:span></text:span><text:span text:style-name="T3">, etc., are accessible within the Java program.</text:span></text:p>
            </table:table-cell>
          </table:table-row>
          <table:table-row>
            <table:table-cell table:style-name="표1.A1" office:value-type="string">
              <text:p text:style-name="P6">Set Java system property</text:p>
            </table:table-cell>
            <table:table-cell table:style-name="표1.A1" office:value-type="string">
              <text:p text:style-name="P4"><text:span text:style-name="Source_20_Text"><text:span text:style-name="T2">java -Dprop=value -jar yourfile.jar</text:span></text:span></text:p>
            </table:table-cell>
            <table:table-cell table:style-name="표1.A1" office:value-type="string">
              <text:p text:style-name="P4"><text:span text:style-name="T3">Sets a system property (</text:span><text:span text:style-name="Source_20_Text"><text:span text:style-name="T2">prop</text:span></text:span><text:span text:style-name="T3">) with a specific </text:span><text:span text:style-name="Source_20_Text"><text:span text:style-name="T2">value</text:span></text:span><text:span text:style-name="T3">.</text:span></text:p>
            </table:table-cell>
          </table:table-row>
          <table:table-row>
            <table:table-cell table:style-name="표1.A1" office:value-type="string">
              <text:p text:style-name="P6">Set Java heap size</text:p>
            </table:table-cell>
            <table:table-cell table:style-name="표1.A1" office:value-type="string">
              <text:p text:style-name="P4"><text:span text:style-name="Source_20_Text"><text:span text:style-name="T2">java -Xms256m -Xmx2g -jar yourfile.jar</text:span></text:span></text:p>
            </table:table-cell>
            <table:table-cell table:style-name="표1.A1" office:value-type="string">
              <text:p text:style-name="P4"><text:span text:style-name="T3">Sets initial (</text:span><text:span text:style-name="Source_20_Text"><text:span text:style-name="T2">Xms</text:span></text:span><text:span text:style-name="T3">) and maximum (</text:span><text:span text:style-name="Source_20_Text"><text:span text:style-name="T2">Xmx</text:span></text:span><text:span text:style-name="T3">) heap memory.</text:span></text:p>
            </table:table-cell>
          </table:table-row>
          <table:table-row>
            <table:table-cell table:style-name="표1.A1" office:value-type="string">
              <text:p text:style-name="P6">Redirect output to log file</text:p>
            </table:table-cell>
            <table:table-cell table:style-name="표1.A1" office:value-type="string">
              <text:p text:style-name="P4"><text:span text:style-name="Source_20_Text"><text:span text:style-name="T2">java -jar yourfile.jar &gt; out.log 2&gt;&amp;1</text:span></text:span></text:p>
            </table:table-cell>
            <table:table-cell table:style-name="표1.A1" office:value-type="string">
              <text:p text:style-name="P4"><text:span text:style-name="T3">Sends standard output and error to </text:span><text:span text:style-name="Source_20_Text"><text:span text:style-name="T2">out.log</text:span></text:span><text:span text:style-name="T3">.</text:span></text:p>
            </table:table-cell>
          </table:table-row>
          <table:table-row>
            <table:table-cell table:style-name="표1.A1" office:value-type="string">
              <text:p text:style-name="P4"><text:span text:style-name="Strong_20_Emphasis"><text:span text:style-name="T1">Java Environment Management</text:span></text:span></text:p>
            </table:table-cell>
            <table:table-cell table:style-name="표1.A1" office:value-type="string">
              <text:p text:style-name="P5"/>
            </table:table-cell>
            <table:table-cell table:style-name="표1.A1" office:value-type="string">
              <text:p text:style-name="P5"/>
            </table:table-cell>
          </table:table-row>
          <table:table-row>
            <table:table-cell table:style-name="표1.A1" office:value-type="string">
              <text:p text:style-name="P6">Check Java version</text:p>
            </table:table-cell>
            <table:table-cell table:style-name="표1.A1" office:value-type="string">
              <text:p text:style-name="P4"><text:span text:style-name="Source_20_Text"><text:span text:style-name="T2">java -version</text:span></text:span><text:span text:style-name="T3"> or </text:span><text:span text:style-name="Source_20_Text"><text:span text:style-name="T2">java --version</text:span></text:span></text:p>
            </table:table-cell>
            <table:table-cell table:style-name="표1.A1" office:value-type="string">
              <text:p text:style-name="P6">Displays the installed Java Development Kit (JDK) version.</text:p>
            </table:table-cell>
          </table:table-row>
          <table:table-row>
            <table:table-cell table:style-name="표1.A1" office:value-type="string">
              <text:p text:style-name="P6">Install Java runtime (JRE)</text:p>
            </table:table-cell>
            <table:table-cell table:style-name="표1.A1" office:value-type="string">
              <text:p text:style-name="P4"><text:span text:style-name="Source_20_Text"><text:span text:style-name="T2">sudo apt install default-jre</text:span></text:span></text:p>
            </table:table-cell>
            <table:table-cell table:style-name="표1.A1" office:value-type="string">
              <text:p text:style-name="P6">Installs the default Java Runtime Environment.</text:p>
            </table:table-cell>
          </table:table-row>
          <table:table-row>
            <table:table-cell table:style-name="표1.A1" office:value-type="string">
              <text:p text:style-name="P6">Install Java Development Kit <text:soft-page-break/>(JDK)</text:p>
            </table:table-cell>
            <table:table-cell table:style-name="표1.A1" office:value-type="string">
              <text:p text:style-name="P4"><text:span text:style-name="Source_20_Text"><text:span text:style-name="T2">sudo apt install default-jdk</text:span></text:span></text:p>
            </table:table-cell>
            <table:table-cell table:style-name="표1.A1" office:value-type="string">
              <text:p text:style-name="P6">(Implied from JRE, good to include for development)</text:p>
            </table:table-cell>
          </table:table-row>
          <table:table-row>
            <table:table-cell table:style-name="표1.A1" office:value-type="string">
              <text:p text:style-name="P6">Switch default Java version</text:p>
            </table:table-cell>
            <table:table-cell table:style-name="표1.A1" office:value-type="string">
              <text:p text:style-name="P4"><text:span text:style-name="Source_20_Text"><text:span text:style-name="T2">sudo update-alternatives --config java</text:span></text:span></text:p>
            </table:table-cell>
            <table:table-cell table:style-name="표1.A1" office:value-type="string">
              <text:p text:style-name="P6">Allows you to choose which installed Java version is default.</text:p>
            </table:table-cell>
          </table:table-row>
          <table:table-row>
            <table:table-cell table:style-name="표1.A1" office:value-type="string">
              <text:p text:style-name="P6">Set JAVA_HOME environment variable</text:p>
            </table:table-cell>
            <table:table-cell table:style-name="표1.A1" office:value-type="string">
              <text:p text:style-name="P4"><text:span text:style-name="Source_20_Text"><text:span text:style-name="T2">export JAVA_HOME=/usr/lib/jvm/default-java</text:span></text:span></text:p>
            </table:table-cell>
            <table:table-cell table:style-name="표1.A1" office:value-type="string">
              <text:p text:style-name="P6">Important for many Java applications and build tools.</text:p>
            </table:table-cell>
          </table:table-row>
          <table:table-row>
            <table:table-cell table:style-name="표1.A1" office:value-type="string">
              <text:p text:style-name="P4"><text:span text:style-name="Strong_20_Emphasis"><text:span text:style-name="T1">GUI-based Operations</text:span></text:span></text:p>
            </table:table-cell>
            <table:table-cell table:style-name="표1.A1" office:value-type="string">
              <text:p text:style-name="P5"/>
            </table:table-cell>
            <table:table-cell table:style-name="표1.A1" office:value-type="string">
              <text:p text:style-name="P5"/>
            </table:table-cell>
          </table:table-row>
          <table:table-row>
            <table:table-cell table:style-name="표1.A1" office:value-type="string">
              <text:p text:style-name="P6">Allow executing as program (GUI)</text:p>
            </table:table-cell>
            <table:table-cell table:style-name="표1.A1" office:value-type="string">
              <text:p text:style-name="P6">Right-click &gt; Properties &gt; Permissions &gt; Allow executing as program</text:p>
            </table:table-cell>
            <table:table-cell table:style-name="표1.A1" office:value-type="string">
              <text:p text:style-name="P6">On graphical file managers (e.g., Nautilus).</text:p>
            </table:table-cell>
          </table:table-row>
          <table:table-row>
            <table:table-cell table:style-name="표1.A1" office:value-type="string">
              <text:p text:style-name="P6">Run via GUI</text:p>
            </table:table-cell>
            <table:table-cell table:style-name="표1.A1" office:value-type="string">
              <text:p text:style-name="P6">Right-click &gt; Open With &gt; Java Runtime</text:p>
            </table:table-cell>
            <table:table-cell table:style-name="표1.A1" office:value-type="string">
              <text:p text:style-name="P4"><text:span text:style-name="T3">Requires </text:span><text:span text:style-name="Source_20_Text"><text:span text:style-name="T2">java</text:span></text:span><text:span text:style-name="T3"> to be associated with </text:span><text:span text:style-name="Source_20_Text"><text:span text:style-name="T2">.jar</text:span></text:span><text:span text:style-name="T3"> files.</text:span></text:p>
            </table:table-cell>
          </table:table-row>
          <table:table-row>
            <table:table-cell table:style-name="표1.A1" office:value-type="string">
              <text:p text:style-name="P6">Create .desktop launcher</text:p>
            </table:table-cell>
            <table:table-cell table:style-name="표1.A1" office:value-type="string">
              <text:p text:style-name="P6">(Details vary)</text:p>
            </table:table-cell>
            <table:table-cell table:style-name="표1.A1" office:value-type="string">
              <text:p text:style-name="P7">For easy GUI access and integration into application menus.</text:p>
            </table:table-cell>
          </table:table-row>
        </table:table>
        <text:p text:style-name="P8"/>
      </text:section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2:38:50.590280457</meta:creation-date>
    <dc:date>2025-05-26T22:58:06.527042204</dc:date>
    <meta:editing-duration>PT9M2S</meta:editing-duration>
    <meta:editing-cycles>1</meta:editing-cycles>
    <meta:document-statistic meta:table-count="1" meta:image-count="0" meta:object-count="0" meta:page-count="2" meta:paragraph-count="62" meta:word-count="319" meta:character-count="2108" meta:non-whitespace-character-count="1853"/>
    <meta:generator>LibreOffice/24.8.6.2$Linux_X86_64 LibreOffice_project/480$Build-2</meta:generator>
  </office:meta>
</office:document-meta>
</file>